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onas Müller</text:p>
            <text:p text:style-name="P10"/>
            <text:p text:style-name="P10">Mechaniker</text:p>
            <text:p text:style-name="Contact_20_info">1452809275 – <text:span text:style-name="T15">jm@gmail.com580439 – </text:span><text:span text:style-name="T16">www.my-website.ch</text:span></text:p>
            <text:p text:style-name="Contact_20_info"/>
            <text:p text:style-name="P7">Ich bin Mechaniker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c4fccc45-8895-4178-a926-8ebeb2e6152c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17c64af-5be6-46e6-8239-5e82da12d719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7a3d79aa-3a0e-446d-b87d-c8d0f0697c30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onas Müll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